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sans-serif" svg:font-family="sans-serif"/>
    <style:font-face style:name="Courier New" svg:font-family="'Courier New'" style:font-family-generic="modern" style:font-pitch="fixed"/>
    <style:font-face style:name="Hiragino Kaku Gothic ProN W3" svg:font-family="'Hiragino Kaku Gothic ProN W3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GothicM" svg:font-family="HGGothicM" style:font-family-generic="swiss" style:font-pitch="variable"/>
    <style:font-face style:name="Hiragino Kaku Gothic Pro W3" svg:font-family="'Hiragino Kaku Gothic Pro W3'" style:font-family-generic="swiss" style:font-pitch="variable"/>
    <style:font-face style:name="Hiragino Maru Gothic Pro W4" svg:font-family="'Hiragino Maru Gothic Pro W4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Hiragino Mincho ProN W3" svg:font-family="'Hiragino Mincho ProN W3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HGGothicM" style:font-name-asian="HGGothicM"/>
    </style:style>
    <style:style style:name="P3" style:family="paragraph" style:parent-style-name="Standard">
      <style:text-properties style:font-name="HGGothicM" fo:font-size="14pt" style:font-name-asian="HGGothicM" style:font-size-asian="14pt" style:font-size-complex="14pt"/>
    </style:style>
    <style:style style:name="P4" style:family="paragraph" style:parent-style-name="Standard">
      <style:text-properties style:font-name="HGGothicM" fo:font-size="10.5pt" style:font-name-asian="HGGothicM" style:font-size-asian="10.5pt" style:font-size-complex="10.5pt"/>
    </style:style>
    <style:style style:name="P5" style:family="paragraph" style:parent-style-name="Standard">
      <style:text-properties style:font-name="Hiragino Kaku Gothic Pro W3" fo:font-size="12pt" style:font-name-asian="Hiragino Kaku Gothic Pro W3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HGGothicM" style:font-name-asian="HGGothicM"/>
    </style:style>
    <style:style style:name="P7" style:family="paragraph" style:parent-style-name="Standard" style:list-style-name="L1">
      <style:text-properties style:font-name="Hiragino Kaku Gothic Pro W3" fo:font-size="12pt" style:font-name-asian="Hiragino Kaku Gothic Pro W3" style:font-size-asian="12pt" style:font-size-complex="12pt"/>
    </style:style>
    <style:style style:name="P8" style:family="paragraph" style:parent-style-name="Standard">
      <style:text-properties style:font-name="HGGothicM" fo:font-size="10.5pt" style:font-name-asian="HGGothicM" style:font-size-asian="10.5pt" style:font-size-complex="10.5pt"/>
    </style:style>
    <style:style style:name="P9" style:family="paragraph" style:parent-style-name="Standard">
      <style:paragraph-properties fo:break-before="page"/>
      <style:text-properties style:font-name="HGGothicM" style:font-name-asian="HGGothi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4. 分割統治と結果の再利用</text:p>
      <text:p text:style-name="P2"/>
      <text:p text:style-name="P4">アルゴリズムを考える上でのひとつの基本方針が、簡単に解ける小さい問題に分けて、それを解いたあとで統合するというものだ。</text:p>
      <text:p text:style-name="P4">このとき出てくる小さな問題は、同じものが何度も繰り返し出てくることが多く、その計算結果をメモしておくことで、計算速度を大きく改善できる。</text:p>
      <text:p text:style-name="P2"/>
      <text:list xml:id="list1603902902" text:style-name="L1">
        <text:list-item>
          <text:p text:style-name="P7">マージソートとクイックソート</text:p>
        </text:list-item>
        <text:list-item>
          <text:p text:style-name="P7">漸化式の計算とメモ化</text:p>
        </text:list-item>
        <text:list-item>
          <text:p text:style-name="P7">動的計画法練習</text:p>
        </text:list-item>
        <text:list-item>
          <text:p text:style-name="P7">最短経路（ワーシャルフロイド法）</text:p>
        </text:list-item>
        <text:list-item>
          <text:p text:style-name="P7">応用二分探索</text:p>
          <text:p text:style-name="P7"/>
        </text:list-item>
      </text:list>
      <text:p text:style-name="P5"/>
      <text:p text:style-name="P6">4-1. マージソートとクイックソート</text:p>
      <text:p text:style-name="P4"/>
      <text:p text:style-name="P4">（１）愚直なソート</text:p>
      <text:p text:style-name="P4"/>
      <text:p text:style-name="P4">（２）マージソート</text:p>
      <text:p text:style-name="P4"/>
      <text:p text:style-name="P4">（３）クイックソート</text:p>
      <text:p text:style-name="P6">4-2. 漸化式の計算とメモ化</text:p>
      <text:p text:style-name="P4"/>
      <text:p text:style-name="P4">（１）</text:p>
      <text:p text:style-name="P6">4-3. 動的計画法練習</text:p>
      <text:p text:style-name="P4"/>
      <text:p text:style-name="P4"/>
      <text:p text:style-name="P4"/>
      <text:p text:style-name="P6">4-4. ワーシャルフロイド法</text:p>
      <text:p text:style-name="P4"/>
      <text:p text:style-name="P4"/>
      <text:p text:style-name="P4"/>
      <text:p text:style-name="P6">4-5. 応用二分探索</text:p>
      <text:p text:style-name="P4"/>
      <text:p text:style-name="P4"/>
      <text:p text:style-name="P4">実数をパラメタとする部分問題は解けるケースで、閾値を求めるタイ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1" svg:font-family="'Arial Unicode MS'"/>
    <style:font-face style:name="sans-serif" svg:font-family="sans-serif"/>
    <style:font-face style:name="Courier New" svg:font-family="'Courier New'" style:font-family-generic="modern" style:font-pitch="fixed"/>
    <style:font-face style:name="Hiragino Kaku Gothic ProN W3" svg:font-family="'Hiragino Kaku Gothic ProN W3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GothicM" svg:font-family="HGGothicM" style:font-family-generic="swiss" style:font-pitch="variable"/>
    <style:font-face style:name="Hiragino Kaku Gothic Pro W3" svg:font-family="'Hiragino Kaku Gothic Pro W3'" style:font-family-generic="swiss" style:font-pitch="variable"/>
    <style:font-face style:name="Hiragino Maru Gothic Pro W4" svg:font-family="'Hiragino Maru Gothic Pro W4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Hiragino Mincho ProN W3" svg:font-family="'Hiragino Mincho ProN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Hiragino Mincho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-asian="Hiragino Maru Gothic Pro W4" style:font-weight-asian="35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Hiragino Mincho ProN W3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6772in" style:type="center"/>
          <style:tab-stop style:position="5.354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Hiragino Kaku Gothic ProN W3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Hiragino Mincho ProN W3" style:font-size-asian="24pt" style:font-weight-asian="bold" style:font-name-complex="Arial Unicode M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6.9299in" fo:page-height="9.8402in" style:num-format="1" style:print-orientation="portrait" fo:margin-top="0.5902in" fo:margin-bottom="0.5902in" fo:margin-left="0.7874in" fo:margin-right="0.7874in" style:shadow="none" fo:background-color="transparent" style:writing-mode="lr-tb" style:layout-grid-color="#c0c0c0" style:layout-grid-lines="40" style:layout-grid-base-height="0.1665in" style:layout-grid-ruby-height="0.0346in" style:layout-grid-mode="line" style:layout-grid-ruby-below="false" style:layout-grid-print="tru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K会夏期講習2013　情報講座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ichi Matsumoto</meta:initial-creator>
    <meta:creation-date>2012-07-05T08:56:54</meta:creation-date>
    <dc:date>2013-07-26T22:20:30</dc:date>
    <dc:creator>Eiichi Matsumoto</dc:creator>
    <meta:editing-duration>P8DT22H33M47S</meta:editing-duration>
    <meta:editing-cycles>96</meta:editing-cycles>
    <meta:generator>OpenOffice.org/3.3$Unix OpenOffice.org_project/330m20$Build-9567</meta:generator>
    <meta:document-statistic meta:table-count="0" meta:image-count="0" meta:object-count="0" meta:page-count="6" meta:paragraph-count="20" meta:word-count="170" meta:character-count="359"/>
  </office:meta>
</office:document-meta>
</file>